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8f4b" officeooo:paragraph-rsid="001b8f4b"/>
    </style:style>
    <style:style style:name="P2" style:family="paragraph" style:parent-style-name="Standard">
      <style:text-properties fo:color="#000000" style:font-name="Liberation Serif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color="#000000" style:font-name="Liberation Serif" fo:font-weight="bold" style:font-weight-asian="bold" style:font-weight-complex="bold"/>
    </style:style>
    <style:style style:name="P5" style:family="paragraph" style:parent-style-name="Standard">
      <style:text-properties fo:color="#000000" style:font-name="Liberation Serif" officeooo:rsid="001b8f4b" officeooo:paragraph-rsid="001b8f4b"/>
    </style:style>
    <style:style style:name="P6" style:family="paragraph" style:parent-style-name="Standard">
      <style:text-properties fo:color="#000000" style:font-name="Liberation Serif" fo:language="en" fo:country="US" officeooo:rsid="00165e06" officeooo:paragraph-rsid="001de5c5"/>
    </style:style>
    <style:style style:name="P7" style:family="paragraph" style:parent-style-name="Standard">
      <style:text-properties fo:color="#000000" style:font-name="Liberation Serif" fo:language="en" fo:country="US" officeooo:rsid="001827fc" officeooo:paragraph-rsid="001de5c5"/>
    </style:style>
    <style:style style:name="P8" style:family="paragraph" style:parent-style-name="Standard">
      <style:text-properties fo:color="#000000" style:font-name="Liberation Serif" officeooo:rsid="001d1588" officeooo:paragraph-rsid="001d1588"/>
    </style:style>
    <style:style style:name="P9" style:family="paragraph" style:parent-style-name="Standard">
      <style:text-properties fo:color="#000000" style:font-name="Liberation Serif" officeooo:rsid="001de5c5" officeooo:paragraph-rsid="001de5c5"/>
    </style:style>
    <style:style style:name="P10" style:family="paragraph" style:parent-style-name="Standard">
      <style:text-properties fo:color="#000000" style:font-name="Liberation Serif" officeooo:rsid="001de5c5" officeooo:paragraph-rsid="001e0ce8"/>
    </style:style>
    <style:style style:name="P11" style:family="paragraph" style:parent-style-name="Standard">
      <style:text-properties fo:color="#000000" style:font-name="Liberation Serif" officeooo:rsid="001e0ce8" officeooo:paragraph-rsid="001e0ce8"/>
    </style:style>
    <style:style style:name="P12" style:family="paragraph" style:parent-style-name="Standard">
      <style:text-properties fo:color="#000000" style:font-name="Liberation Serif" officeooo:rsid="001e64cb" officeooo:paragraph-rsid="001e64cb"/>
    </style:style>
    <style:style style:name="P13" style:family="paragraph" style:parent-style-name="Standard">
      <style:text-properties fo:color="#000000" style:font-name="Liberation Serif" officeooo:rsid="001e64cb" officeooo:paragraph-rsid="001fa9bd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6pt" fo:font-style="normal" style:text-underline-style="none" fo:font-weight="normal" officeooo:rsid="000cd390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text-properties fo:color="#000000" style:font-name="Liberation Serif" officeooo:paragraph-rsid="001fa9bd"/>
    </style:style>
    <style:style style:name="P16" style:family="paragraph" style:parent-style-name="Standard">
      <style:text-properties fo:color="#000000" style:font-name="Liberation Serif" officeooo:paragraph-rsid="0021953c"/>
    </style:style>
    <style:style style:name="P17" style:family="paragraph" style:parent-style-name="Standard">
      <style:text-properties fo:language="en" fo:country="US" officeooo:rsid="00183095" officeooo:paragraph-rsid="00183095"/>
    </style:style>
    <style:style style:name="P18" style:family="paragraph" style:parent-style-name="Standard">
      <style:text-properties fo:language="en" fo:country="US" officeooo:rsid="00183095" officeooo:paragraph-rsid="001de5c5"/>
    </style:style>
    <style:style style:name="P19" style:family="paragraph" style:parent-style-name="Standard">
      <style:text-properties fo:language="en" fo:country="US" officeooo:rsid="001827fc" officeooo:paragraph-rsid="001de5c5"/>
    </style:style>
    <style:style style:name="T1" style:family="text">
      <style:text-properties fo:font-size="12pt" fo:language="zh" fo:country="CN" style:font-size-asian="12pt" style:font-name-complex="Arial" style:font-size-complex="12pt"/>
    </style:style>
    <style:style style:name="T2" style:family="text">
      <style:text-properties fo:font-size="12pt" style:font-size-asian="12pt" style:font-name-complex="Arial" style:font-size-complex="12pt"/>
    </style:style>
    <style:style style:name="T3" style:family="text">
      <style:text-properties officeooo:rsid="001827fc"/>
    </style:style>
    <style:style style:name="T4" style:family="text">
      <style:text-properties officeooo:rsid="00180f51"/>
    </style:style>
    <style:style style:name="T5" style:family="text">
      <style:text-properties officeooo:rsid="00183095"/>
    </style:style>
    <style:style style:name="T6" style:family="text">
      <style:text-properties officeooo:rsid="001d1588"/>
    </style:style>
    <style:style style:name="T7" style:family="text">
      <style:text-properties fo:color="#000000" style:font-name="Liberation Serif"/>
    </style:style>
    <style:style style:name="T8" style:family="text">
      <style:text-properties officeooo:rsid="001de5c5"/>
    </style:style>
    <style:style style:name="T9" style:family="text">
      <style:text-properties officeooo:rsid="001e0ce8"/>
    </style:style>
    <style:style style:name="T10" style:family="text">
      <style:text-properties officeooo:rsid="001e64cb"/>
    </style:style>
    <style:style style:name="T11" style:family="text">
      <style:text-properties officeooo:rsid="001fa9bd"/>
    </style:style>
    <style:style style:name="T12" style:family="text">
      <style:text-properties officeooo:rsid="002195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alysis document</text:p>
      <text:p text:style-name="P14">Products List: We will be selling boxed movies to our devoted fan<text:span text:style-name="T10">s</text:span> who still appreciates to have a physical product rather then digital one.</text:p>
      <text:p text:style-name="P2"/>
      <text:p text:style-name="P4">General requirements:</text:p>
      <text:p text:style-name="P2">ID<text:tab/><text:tab/>Requirement</text:p>
      <text:p text:style-name="P2">1 Show all details of products</text:p>
      <text:p text:style-name="P2">1.1 Every <text:span text:style-name="T11">movie</text:span> <text:span text:style-name="T11">will</text:span> have an image.</text:p>
      <text:p text:style-name="P2">1.2 Every <text:span text:style-name="T11">movie will</text:span> have a title, actors, directors, and the film can be search by them.</text:p>
      <text:p text:style-name="P15">1.3 Every <text:span text:style-name="T11">movie will</text:span> have <text:span text:style-name="T11">name, description, </text:span>date, length, <text:span text:style-name="T11">category, quantity in stock.</text:span></text:p>
      <text:p text:style-name="P16">1.4 Every <text:span text:style-name="T11">movie will</text:span> have a description.</text:p>
      <text:p text:style-name="P16">1.5 Every <text:span text:style-name="T11">movie will</text:span> have <text:span text:style-name="T12">a</text:span> quantity. <text:span text:style-name="T12">I</text:span>f the item is out of stock, it should <text:span text:style-name="T12">be stated</text:span>. The quantity should not <text:span text:style-name="T12">be recoded until the order has been changed to shipped</text:span>. </text:p>
      <text:p text:style-name="P16">1.6 Every <text:span text:style-name="T11">movie will</text:span> <text:s/>have a price. </text:p>
      <text:p text:style-name="P16">1.7 Every <text:span text:style-name="T11">movie will</text:span> <text:s/>have <text:span text:style-name="T12">a least one</text:span> categories. One <text:span text:style-name="T12">movie</text:span> can have many of categories.</text:p>
      <text:p text:style-name="P2">1.8 Every <text:span text:style-name="T12">movie will</text:span> have a number, so that the admin can manage them much easier.</text:p>
      <text:p text:style-name="P2"/>
      <text:p text:style-name="P4">Customer mode requirements:</text:p>
      <text:p text:style-name="P1"><text:span text:style-name="T7">ID<text:tab/><text:tab/>Requirement</text:span></text:p>
      <text:p text:style-name="P17">2.1.1 All movies available will be shown.</text:p>
      <text:p text:style-name="P18">2.1.2 A Search box for finding movies.</text:p>
      <text:p text:style-name="P19">2.1.<text:span text:style-name="T5">3 Only movies in the specified category will be shown.</text:span></text:p>
      <text:p text:style-name="P19">2.2 The chosen movie will show the length of the movie, public date, some description and the movies category</text:p>
      <text:p text:style-name="P7">2.3 The add button will put the movie that the costumer is locking at in the basket</text:p>
      <text:p text:style-name="P7">2.4 The costumer will be able to change the quantity of his movies or remove added movies <text:span text:style-name="T11">in the basket.</text:span></text:p>
      <text:p text:style-name="P6">2.<text:span text:style-name="T3">5</text:span> <text:span text:style-name="T4">The costumers movies, quantity and the price will be shown in the basket.</text:span></text:p>
      <text:p text:style-name="P6">2.<text:span text:style-name="T3">6</text:span> The costumer <text:s/>will write <text:span text:style-name="T11">down his/here </text:span>email, address, phone number.</text:p>
      <text:p text:style-name="P6">2.<text:span text:style-name="T3">7</text:span> <text:span text:style-name="T4">The costumers</text:span> order number will be given to <text:span text:style-name="T4">him/her after an order has been placed.</text:span></text:p>
      <text:p text:style-name="P6">2.<text:span text:style-name="T3">8</text:span> <text:span text:style-name="T4">The costumers</text:span> <text:span text:style-name="T11">will be able to use his/her order number to lock up the order.</text:span></text:p>
      <text:p text:style-name="P6"/>
      <text:p text:style-name="P4">Administrator mode requirements:</text:p>
      <text:p text:style-name="P5">ID<text:tab/><text:tab/>Requirement</text:p>
      <text:p text:style-name="P5">3.<text:span text:style-name="T8">1.1</text:span> <text:span text:style-name="T6">There is going to be some kind of separation between the costumer mode and the administrator mode.</text:span></text:p>
      <text:p text:style-name="P8">3.1.<text:span text:style-name="T8">2</text:span> An admin is going to authenticate before being able to access the administrator mode.</text:p>
      <text:p text:style-name="P8">3.<text:span text:style-name="T8">1.3</text:span> The authentication is going to require an user name and a password.</text:p>
      <text:p text:style-name="P10">3.<text:span text:style-name="T9">1</text:span>.<text:span text:style-name="T9">4</text:span> Once logged in the admin is going to be <text:span text:style-name="T9">presented</text:span> with the <text:span text:style-name="T9">tool set</text:span> needed.</text:p>
      <text:p text:style-name="P10"/>
      <text:p text:style-name="P9">3.2.1 The user name and password is going to be stored in a database.</text:p>
      <text:p text:style-name="P9">3.2.2 Each order is going to be stored in a database.</text:p>
      <text:p text:style-name="P13"><text:soft-page-break/>3.2.3 <text:span text:style-name="T11">Once a movie has been ordered the quantity is going to be updated automatically to the database.</text:span></text:p>
      <text:p text:style-name="P9"/>
      <text:p text:style-name="P9">3.3.<text:span text:style-name="T9">1</text:span> The <text:span text:style-name="T9">tool set</text:span> is going to consist of “admin”,”items” and “orders”.</text:p>
      <text:p text:style-name="P9">3.3.<text:span text:style-name="T9">2.1</text:span> The admin <text:span text:style-name="T9">tool set</text:span> will have <text:span text:style-name="T9">the properties of adding an admin, removing an admin and changing password of an admin.</text:span></text:p>
      <text:p text:style-name="P11">3.3.2.2 It is going be possible to view all admin accounts.</text:p>
      <text:p text:style-name="P11">3.3.3.1 <text:span text:style-name="T10">The items tool set will provide the admin to add a new movie, modify a movie as well a search functionality to find a movie.</text:span></text:p>
      <text:p text:style-name="P12">3.3.3.2 Once in a movie, related information will be here to modify.</text:p>
      <text:p text:style-name="P12">3.3.4.1 The orders tool set will provide the admin to brows all orders and to search for a specific order by order number.</text:p>
      <text:p text:style-name="P12">3.3.4.2 Once an order is selected contact information, ordered items, and order status should be visible.</text:p>
      <text:p text:style-name="P12">3.3.4.3 <text:s/>The contact information, ordered items, and order status will be able to modify.</text:p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margin-left="0in" fo:margin-right="0in" fo:line-height="115%" fo:orphans="2" fo:widows="2" fo:hyphenation-ladder-count="no-limit" fo:text-indent="0in" style:auto-text-indent="false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默认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1pt" fo:letter-spacing="normal" fo:language="zh" fo:country="CN" fo:font-style="normal" style:text-underline-style="none" fo:font-weight="normal" style:letter-kerning="true" style:font-name-asian="Arial Unicode MS" style:font-family-asian="'Arial Unicode MS'" style:font-family-generic-asian="swiss" style:font-size-asian="11pt" style:font-style-asian="normal" style:font-weight-asian="normal" style:font-name-complex="Arial Unicode MS" style:font-family-complex="'Arial Unicode MS'" style:font-family-generic-complex="swiss" style:font-size-complex="11pt" style:font-style-complex="normal" style:font-weight-complex="normal" style:text-emphasize="none" fo:hyphenate="true" fo:hyphenation-remain-char-count="2" fo:hyphenation-push-char-count="2"/>
    </style:style>
    <style:style style:name="正文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1pt" fo:letter-spacing="normal" fo:language="en" fo:country="US" fo:font-style="normal" style:text-underline-style="none" fo:font-weight="normal" style:letter-kerning="true" style:font-name-asian="Arial Unicode MS" style:font-family-asian="'Arial Unicode MS'" style:font-family-generic-asian="swiss" style:font-size-asian="11pt" style:font-style-asian="normal" style:font-weight-asian="normal" style:font-name-complex="Arial Unicode MS" style:font-family-complex="'Arial Unicode MS'" style:font-family-generic-complex="swiss" style:font-size-complex="11pt" style:font-style-complex="normal" style:font-weight-complex="normal" style:text-emphasize="none" fo:hyphenate="true" fo:hyphenation-remain-char-count="2" fo:hyphenation-push-char-count="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5:54:53.300506257</meta:creation-date>
    <meta:editing-duration>PT6M11S</meta:editing-duration>
    <meta:editing-cycles>2</meta:editing-cycles>
    <meta:generator>LibreOffice/5.1.2.1.0$Linux_X86_64 LibreOffice_project/10m0$Build-1</meta:generator>
    <dc:date>2016-04-03T19:35:59.283238014</dc:date>
    <meta:document-statistic meta:table-count="0" meta:image-count="0" meta:object-count="0" meta:page-count="2" meta:paragraph-count="42" meta:word-count="539" meta:character-count="3030" meta:non-whitespace-character-count="2524"/>
  </office:meta>
</office:document-meta>
</file>